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88cm"/>
    </style:style>
    <style:style style:name="co3" style:family="table-column">
      <style:table-column-properties fo:break-before="auto" style:column-width="3.2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48"/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# Name</text:p>
          </table:table-cell>
          <table:table-cell office:value-type="string" calcext:value-type="string">
            <text:p><text:s/>Type</text:p>
          </table:table-cell>
          <table:table-cell office:value-type="string" calcext:value-type="string">
            <text:p><text:s/>SubType</text:p>
          </table:table-cell>
          <table:table-cell table:style-name="Default" office:value-type="string" calcext:value-type="string">
            <text:p><text:s/>Offset</text:p>
          </table:table-cell>
          <table:table-cell office:value-type="string" calcext:value-type="string">
            <text:p><text:s/>Size</text:p>
          </table:table-cell>
          <table:table-cell office:value-type="string" calcext:value-type="string">
            <text:p><text:s/>Flags</text:p>
          </table:table-cell>
        </table:table-row>
        <table:table-row table:style-name="ro1">
          <table:table-cell office:value-type="string" calcext:value-type="string">
            <text:p>nv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nvs</text:p>
          </table:table-cell>
          <table:table-cell/>
          <table:table-cell office:value-type="string" calcext:value-type="string">
            <text:p>16K</text:p>
          </table:table-cell>
          <table:table-cell/>
        </table:table-row>
        <table:table-row table:style-name="ro1">
          <table:table-cell office:value-type="string" calcext:value-type="string">
            <text:p>otadata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ta</text:p>
          </table:table-cell>
          <table:table-cell office:value-type="string" calcext:value-type="string">
            <text:p>D000</text:p>
          </table:table-cell>
          <table:table-cell office:value-type="string" calcext:value-type="string">
            <text:p>8K</text:p>
          </table:table-cell>
          <table:table-cell/>
        </table:table-row>
        <table:table-row table:style-name="ro1">
          <table:table-cell office:value-type="string" calcext:value-type="string">
            <text:p>phy_ini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F000</text:p>
          </table:table-cell>
          <table:table-cell office:value-type="string" calcext:value-type="string">
            <text:p>4K</text:p>
          </table:table-cell>
          <table:table-cell/>
        </table:table-row>
        <table:table-row table:style-name="ro1">
          <table:table-cell office:value-type="string" calcext:value-type="string">
            <text:p>ota_0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ota_0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3M</text:p>
          </table:table-cell>
          <table:table-cell/>
        </table:table-row>
        <table:table-row table:style-name="ro1">
          <table:table-cell office:value-type="string" calcext:value-type="string">
            <text:p>ota_1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ota_1</text:p>
          </table:table-cell>
          <table:table-cell office:value-type="string" calcext:value-type="string">
            <text:p>310000</text:p>
          </table:table-cell>
          <table:table-cell office:value-type="string" calcext:value-type="string">
            <text:p>3M</text:p>
          </table:table-cell>
          <table:table-cell/>
        </table:table-row>
      </table:table>
      <table:table table:name="시트2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# Name</text:p>
          </table:table-cell>
          <table:table-cell office:value-type="string" calcext:value-type="string">
            <text:p><text:s/>Type</text:p>
          </table:table-cell>
          <table:table-cell office:value-type="string" calcext:value-type="string">
            <text:p><text:s/>SubType</text:p>
          </table:table-cell>
          <table:table-cell table:style-name="Default" office:value-type="string" calcext:value-type="string">
            <text:p><text:s/>Offset</text:p>
          </table:table-cell>
          <table:table-cell office:value-type="string" calcext:value-type="string">
            <text:p><text:s/>Size</text:p>
          </table:table-cell>
          <table:table-cell office:value-type="string" calcext:value-type="string">
            <text:p><text:s/>Flags</text:p>
          </table:table-cell>
          <table:table-cell/>
          <table:table-cell office:value-type="string" calcext:value-type="string">
            <text:p>Offset Decimal</text:p>
          </table:table-cell>
          <table:table-cell office:value-type="string" calcext:value-type="string">
            <text:p>Size Bytes</text:p>
          </table:table-cell>
          <table:table-cell office:value-type="string" calcext:value-type="string">
            <text:p>Size HEX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Sum HEX</text:p>
          </table:table-cell>
          <table:table-cell/>
          <table:table-cell office:value-type="string" calcext:value-type="string">
            <text:p>Total Size</text:p>
          </table:table-cell>
          <table:table-cell office:value-type="string" calcext:value-type="string">
            <text:p>Total Size Format</text:p>
          </table:table-cell>
        </table:table-row>
        <table:table-row table:style-name="ro1">
          <table:table-cell office:value-type="string" calcext:value-type="string">
            <text:p>nv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nvs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16K</text:p>
          </table:table-cell>
          <table:table-cell table:number-columns-repeated="2"/>
          <table:table-cell table:formula="of:=HEX2DEC([.D2])" office:value-type="float" office:value="36864" calcext:value-type="float">
            <text:p>36864</text:p>
          </table:table-cell>
          <table:table-cell table:formula="of:=SUMPRODUCT(MID(0&amp;[.E2];LARGE(ISNUMBER(--MID([.E2];ROW([.$A$1:.$AMJ$50]);1))*ROW([.$A$1:.$AMJ$50]);ROW([.$A$1:.$AMJ$50]))+1;1)*10^(ROW([.$A$1:.$AMJ$50])-1))*1024^LOOKUP(RIGHT([.E2];1);{&quot;G&quot;;&quot;K&quot;;&quot;M&quot;};{3;1;2})" office:value-type="float" office:value="16384" calcext:value-type="float">
            <text:p>16384</text:p>
          </table:table-cell>
          <table:table-cell table:formula="of:=DEC2HEX([.I2])" office:value-type="string" office:string-value="4000" calcext:value-type="string">
            <text:p>4000</text:p>
          </table:table-cell>
          <table:table-cell table:formula="of:=[.H2]+[.I2]" office:value-type="float" office:value="53248" calcext:value-type="float">
            <text:p>53248</text:p>
          </table:table-cell>
          <table:table-cell table:formula="of:=DEC2HEX([.K2])" office:value-type="string" office:string-value="D000" calcext:value-type="string">
            <text:p>D000</text:p>
          </table:table-cell>
          <table:table-cell/>
          <table:table-cell table:formula="of:=SUM([.I2:.I100])" office:value-type="float" office:value="6320128" calcext:value-type="float">
            <text:p>6320128</text:p>
          </table:table-cell>
          <table:table-cell table:style-name="ce2" table:formula="of:=[.N2]" office:value-type="float" office:value="6320128" calcext:value-type="float">
            <text:p>6.32 MB</text:p>
          </table:table-cell>
        </table:table-row>
        <table:table-row table:style-name="ro1">
          <table:table-cell office:value-type="string" calcext:value-type="string">
            <text:p>otadata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ta</text:p>
          </table:table-cell>
          <table:table-cell table:formula="of:=[.L2]" office:value-type="string" office:string-value="D000" calcext:value-type="string">
            <text:p>D000</text:p>
          </table:table-cell>
          <table:table-cell office:value-type="string" calcext:value-type="string">
            <text:p>8K</text:p>
          </table:table-cell>
          <table:table-cell table:number-columns-repeated="2"/>
          <table:table-cell table:formula="of:=HEX2DEC([.D3])" office:value-type="float" office:value="53248" calcext:value-type="float">
            <text:p>53248</text:p>
          </table:table-cell>
          <table:table-cell table:formula="of:=SUMPRODUCT(MID(0&amp;[.E3];LARGE(ISNUMBER(--MID([.E3];ROW([.$A$1:.$AMJ$50]);1))*ROW([.$A$1:.$AMJ$50]);ROW([.$A$1:.$AMJ$50]))+1;1)*10^(ROW([.$A$1:.$AMJ$50])-1))*1024^LOOKUP(RIGHT([.E3];1);{&quot;G&quot;;&quot;K&quot;;&quot;M&quot;};{3;1;2})" office:value-type="float" office:value="8192" calcext:value-type="float">
            <text:p>8192</text:p>
          </table:table-cell>
          <table:table-cell table:formula="of:=DEC2HEX([.I3])" office:value-type="string" office:string-value="2000" calcext:value-type="string">
            <text:p>2000</text:p>
          </table:table-cell>
          <table:table-cell table:formula="of:=[.H3]+[.I3]" office:value-type="float" office:value="61440" calcext:value-type="float">
            <text:p>61440</text:p>
          </table:table-cell>
          <table:table-cell table:formula="of:=DEC2HEX([.K3])" office:value-type="string" office:string-value="F000" calcext:value-type="string">
            <text:p>F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y_ini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hy</text:p>
          </table:table-cell>
          <table:table-cell table:formula="of:=[.L3]" office:value-type="string" office:string-value="F000" calcext:value-type="string">
            <text:p>F000</text:p>
          </table:table-cell>
          <table:table-cell office:value-type="string" calcext:value-type="string">
            <text:p>4K</text:p>
          </table:table-cell>
          <table:table-cell table:number-columns-repeated="2"/>
          <table:table-cell table:formula="of:=HEX2DEC([.D4])" office:value-type="float" office:value="61440" calcext:value-type="float">
            <text:p>61440</text:p>
          </table:table-cell>
          <table:table-cell table:formula="of:=SUMPRODUCT(MID(0&amp;[.E4];LARGE(ISNUMBER(--MID([.E4];ROW([.$A$1:.$AMJ$50]);1))*ROW([.$A$1:.$AMJ$50]);ROW([.$A$1:.$AMJ$50]))+1;1)*10^(ROW([.$A$1:.$AMJ$50])-1))*1024^LOOKUP(RIGHT([.E4];1);{&quot;G&quot;;&quot;K&quot;;&quot;M&quot;};{3;1;2})" office:value-type="float" office:value="4096" calcext:value-type="float">
            <text:p>4096</text:p>
          </table:table-cell>
          <table:table-cell table:formula="of:=DEC2HEX([.I4])" office:value-type="string" office:string-value="1000" calcext:value-type="string">
            <text:p>1000</text:p>
          </table:table-cell>
          <table:table-cell table:formula="of:=[.H4]+[.I4]" office:value-type="float" office:value="65536" calcext:value-type="float">
            <text:p>65536</text:p>
          </table:table-cell>
          <table:table-cell table:formula="of:=DEC2HEX([.K4])" office:value-type="string" office:string-value="10000" calcext:value-type="string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ta_0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ota_0</text:p>
          </table:table-cell>
          <table:table-cell table:formula="of:=[.L4]" office:value-type="string" office:string-value="10000" calcext:value-type="string">
            <text:p>10000</text:p>
          </table:table-cell>
          <table:table-cell office:value-type="string" calcext:value-type="string">
            <text:p>3M</text:p>
          </table:table-cell>
          <table:table-cell table:number-columns-repeated="2"/>
          <table:table-cell table:formula="of:=HEX2DEC([.D5])" office:value-type="float" office:value="65536" calcext:value-type="float">
            <text:p>65536</text:p>
          </table:table-cell>
          <table:table-cell table:formula="of:=SUMPRODUCT(MID(0&amp;[.E5];LARGE(ISNUMBER(--MID([.E5];ROW([.$A$1:.$AMJ$50]);1))*ROW([.$A$1:.$AMJ$50]);ROW([.$A$1:.$AMJ$50]))+1;1)*10^(ROW([.$A$1:.$AMJ$50])-1))*1024^LOOKUP(RIGHT([.E5];1);{&quot;G&quot;;&quot;K&quot;;&quot;M&quot;};{3;1;2})" office:value-type="float" office:value="3145728" calcext:value-type="float">
            <text:p>3145728</text:p>
          </table:table-cell>
          <table:table-cell table:formula="of:=DEC2HEX([.I5])" office:value-type="string" office:string-value="300000" calcext:value-type="string">
            <text:p>300000</text:p>
          </table:table-cell>
          <table:table-cell table:formula="of:=[.H5]+[.I5]" office:value-type="float" office:value="3211264" calcext:value-type="float">
            <text:p>3211264</text:p>
          </table:table-cell>
          <table:table-cell table:formula="of:=DEC2HEX([.K5])" office:value-type="string" office:string-value="310000" calcext:value-type="string">
            <text:p>3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ta_1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ota_1</text:p>
          </table:table-cell>
          <table:table-cell table:formula="of:=[.L5]" office:value-type="string" office:string-value="310000" calcext:value-type="string">
            <text:p>310000</text:p>
          </table:table-cell>
          <table:table-cell office:value-type="string" calcext:value-type="string">
            <text:p>3M</text:p>
          </table:table-cell>
          <table:table-cell table:number-columns-repeated="2"/>
          <table:table-cell table:formula="of:=HEX2DEC([.D6])" office:value-type="float" office:value="3211264" calcext:value-type="float">
            <text:p>3211264</text:p>
          </table:table-cell>
          <table:table-cell table:formula="of:=SUMPRODUCT(MID(0&amp;[.E6];LARGE(ISNUMBER(--MID([.E6];ROW([.$A$1:.$AMJ$50]);1))*ROW([.$A$1:.$AMJ$50]);ROW([.$A$1:.$AMJ$50]))+1;1)*10^(ROW([.$A$1:.$AMJ$50])-1))*1024^LOOKUP(RIGHT([.E6];1);{&quot;G&quot;;&quot;K&quot;;&quot;M&quot;};{3;1;2})" office:value-type="float" office:value="3145728" calcext:value-type="float">
            <text:p>3145728</text:p>
          </table:table-cell>
          <table:table-cell table:formula="of:=DEC2HEX([.I6])" office:value-type="string" office:string-value="300000" calcext:value-type="string">
            <text:p>300000</text:p>
          </table:table-cell>
          <table:table-cell table:formula="of:=[.H6]+[.I6]" office:value-type="float" office:value="6356992" calcext:value-type="float">
            <text:p>6356992</text:p>
          </table:table-cell>
          <table:table-cell table:formula="of:=DEC2HEX([.K6])" office:value-type="string" office:string-value="610000" calcext:value-type="string">
            <text:p>6100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L6]" office:value-type="string" office:string-value="610000" calcext:value-type="string">
            <text:p>61000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[.L8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[.L9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[.L10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[.L11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[.L12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[.L13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[.L14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[.L15]" office:value-type="float" office:value="0" calcext:value-type="float">
            <text:p>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1" style:font-size-asian="10pt" style:language-asian="ko" style:country-asian="KR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8P0" style:volatile="true">
      <number:number number:decimal-places="2" number:min-decimal-places="2" number:min-integer-digits="1"/>
      <number:text> B</number:text>
    </number:number-style>
    <number:number-style style:name="N148P1" style:volatile="true">
      <number:number number:decimal-places="2" number:min-decimal-places="2" number:min-integer-digits="1" number:display-factor="1000"/>
      <number:text> KB</number:text>
    </number:number-style>
    <number:number-style style:name="N148">
      <number:number number:decimal-places="2" number:min-decimal-places="2" number:min-integer-digits="1" number:display-factor="1000000"/>
      <number:text> MB</number:text>
      <style:map style:condition="value()&lt;1000" style:apply-style-name="N148P0"/>
      <style:map style:condition="value()&lt;1000000" style:apply-style-name="N148P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04:45:14.505035940</meta:creation-date>
    <meta:generator>LibreOffice/7.3.7.2$Linux_X86_64 LibreOffice_project/30$Build-2</meta:generator>
    <dc:date>2023-06-06T05:20:58.768483335</dc:date>
    <meta:editing-duration>PT10M49S</meta:editing-duration>
    <meta:editing-cycles>1</meta:editing-cycles>
    <meta:document-statistic meta:table-count="2" meta:cell-count="105" meta:object-count="0"/>
  </office:meta>
</office:document-meta>
</file>